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1cm" draw:fill="none" draw:textarea-vertical-align="middle"/>
    </style:style>
    <style:style style:name="gr4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0.6cm" svg:x="3.8cm" svg:y="1.1cm">
          <text:p text:style-name="P1"><text:span text:style-name="T1">SimplyHPC 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6cm" svg:x="3.8cm" svg:y="0.2cm">
          <text:p text:style-name="P1"><text:span text:style-name="T1">SimplyHPC Ro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cm" svg:y1="0.8cm" svg:x2="5.3cm" svg:y2="1.1cm">
          <text:p/>
        </draw:line>
        <draw:custom-shape draw:style-name="gr1" draw:text-style-name="P2" draw:layer="layout" svg:width="3.1cm" svg:height="0.6cm" svg:x="3.8cm" svg:y="2cm">
          <text:p text:style-name="P1"><text:span text:style-name="T1">Azure SD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cm" svg:y1="1.7cm" svg:x2="5.3cm" svg:y2="2cm">
          <text:p/>
        </draw:line>
        <draw:line draw:style-name="gr3" draw:text-style-name="P1" draw:layer="layout" svg:x1="8cm" svg:y1="0.7cm" svg:x2="8.5cm" svg:y2="0.7cm">
          <text:p/>
        </draw:line>
        <draw:custom-shape draw:style-name="gr1" draw:text-style-name="P2" draw:layer="layout" svg:width="3.1cm" svg:height="0.6cm" svg:x="7.7cm" svg:y="1.6cm">
          <text:p text:style-name="P1"><text:span text:style-name="T1">Azure 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6cm" svg:x="7.7cm" svg:y="2.3cm">
          <text:p text:style-name="P1"><text:span text:style-name="T1">Azure Cloud Cont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6cm" svg:x="7.7cm" svg:y="1.6cm">
          <text:p text:style-name="P1"><text:span text:style-name="T1">Azure Storag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cm" svg:y1="2.194cm" svg:x2="7.7cm" svg:y2="2.6cm">
          <text:p/>
        </draw:line>
        <draw:line draw:style-name="gr4" draw:text-style-name="P1" draw:layer="layout" svg:x1="2.6cm" svg:y1="1.6cm" svg:x2="3.8cm" svg:y2="1.6cm">
          <text:p/>
        </draw:line>
        <draw:custom-shape draw:style-name="gr1" draw:text-style-name="P2" draw:layer="layout" svg:width="3.1cm" svg:height="0.6cm" svg:x="0.4cm" svg:y="0.2cm">
          <text:p text:style-name="P1"><text:span text:style-name="T1">Powershell Interf.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cm" svg:y1="0.8cm" svg:x2="3.8cm" svg:y2="1.3cm">
          <text:p/>
        </draw:line>
        <draw:frame draw:style-name="gr5" draw:text-style-name="P3" draw:layer="layout" svg:width="2.796cm" svg:height="0.649cm" svg:x="-0.196cm" svg:y="1.251cm">
          <draw:text-box>
            <text:p text:style-name="P3"><text:span text:style-name="T1">High Level API</text:span></text:p>
          </draw:text-box>
        </draw:frame>
        <draw:line draw:style-name="gr2" draw:text-style-name="P1" draw:layer="layout" svg:x1="8cm" svg:y1="0.3cm" svg:x2="8.5cm" svg:y2="0.3cm">
          <text:p/>
        </draw:line>
        <draw:frame draw:style-name="gr6" draw:text-style-name="P4" draw:layer="layout" svg:width="1.594cm" svg:height="0.53cm" svg:x="8.406cm" svg:y="0cm">
          <draw:text-box>
            <text:p><text:span text:style-name="T2">&lt;&lt;uses&gt;&gt;</text:span></text:p>
          </draw:text-box>
        </draw:frame>
        <draw:line draw:style-name="gr3" draw:text-style-name="P1" draw:layer="layout" svg:x1="6.9cm" svg:y1="2.194cm" svg:x2="7.7cm" svg:y2="1.994cm">
          <text:p/>
        </draw:line>
        <draw:frame draw:style-name="gr6" draw:text-style-name="P4" draw:layer="layout" svg:width="2.994cm" svg:height="0.53cm" svg:x="8.406cm" svg:y="0.37cm">
          <draw:text-box>
            <text:p><text:span text:style-name="T2">&lt;&lt;communicates&gt;&gt;</text:span></text:p>
          </draw:text-box>
        </draw:frame>
        <draw:line draw:style-name="gr4" draw:text-style-name="P1" draw:layer="layout" svg:x1="8.5cm" svg:y1="1.1cm" svg:x2="8cm" svg:y2="1.1cm">
          <text:p/>
        </draw:line>
        <draw:frame draw:style-name="gr6" draw:text-style-name="P4" draw:layer="layout" svg:width="2.494cm" svg:height="0.53cm" svg:x="8.406cm" svg:y="0.8cm">
          <draw:text-box>
            <text:p><text:span text:style-name="T2">&lt;&lt;interfac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nm </meta:initial-creator>
    <meta:creation-date>2015-06-08T07:55:42.648403379</meta:creation-date>
    <dc:date>2015-06-08T08:08:52.920853129</dc:date>
    <dc:creator>pnm </dc:creator>
    <meta:editing-duration>PT2M39S</meta:editing-duration>
    <meta:editing-cycles>2</meta:editing-cycles>
    <meta:generator>LibreOffice/4.2.7.2$Linux_X86_64 LibreOffice_project/420m0$Build-2</meta:generator>
    <meta:document-statistic meta:object-count="20"/>
  </office:meta>
</office:document-meta>
</file>